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874cm" fo:min-width="0cm"/>
    </style:style>
    <style:style style:name="gr3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</style:style>
    <style:style style:name="gr4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341cm" fo:min-width="0cm"/>
    </style:style>
    <style:style style:name="gr6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877cm" fo:min-width="0cm"/>
    </style:style>
    <style:style style:name="gr8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marker-start="Circle" draw:marker-start-width="0.25cm" draw:marker-start-center="true" draw:marker-end="Arrow" draw:marker-end-width="0.25cm" draw:fill="none" draw:textarea-horizontal-align="center" draw:textarea-vertical-align="middle"/>
    </style:style>
    <style:style style:name="gr10" style:family="graphic" style:parent-style-name="objectwithoutfill">
      <style:graphic-properties draw:marker-start="Arrow" draw:marker-start-width="0.25cm" draw:marker-end="Arrow" draw:marker-end-width="0.25cm" draw:fill="none" draw:textarea-horizontal-align="center" draw:textarea-vertical-align="middle"/>
    </style:style>
    <style:style style:name="gr11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005cm" fo:min-width="0cm"/>
    </style:style>
    <style:style style:name="gr12" style:family="graphic" style:parent-style-name="objectwithoutfill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13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3cm" svg:height="11.5cm" svg:x="4.2cm" svg:y="3.95cm">
            <text:p/>
          </draw:rect>
          <draw:frame draw:style-name="gr2" draw:text-style-name="P2" draw:layer="layout" svg:width="2.354cm" svg:height="0.927cm" svg:x="4.296cm" svg:y="4cm">
            <draw:text-box>
              <text:p text:style-name="P2">SHELL</text:p>
            </draw:text-box>
          </draw:frame>
          <draw:g>
            <draw:rect draw:style-name="gr3" draw:text-style-name="P3" draw:layer="layout" svg:width="2.576cm" svg:height="0.523cm" svg:x="7.16cm" svg:y="3.986cm">
              <text:p text:style-name="P3">ROLE</text:p>
            </draw:rect>
            <draw:rect draw:style-name="gr4" draw:text-style-name="P3" draw:layer="layout" svg:width="1.307cm" svg:height="0.523cm" svg:x="7.161cm" svg:y="4.487cm">
              <text:p text:style-name="P3">Udp</text:p>
            </draw:rect>
            <draw:rect draw:style-name="gr4" draw:text-style-name="P3" draw:layer="layout" svg:width="1.268cm" svg:height="0.523cm" svg:x="8.468cm" svg:y="4.487cm">
              <text:p text:style-name="P3">Tcp</text:p>
            </draw:rect>
          </draw:g>
          <draw:g>
            <draw:rect draw:style-name="gr3" draw:text-style-name="P3" draw:layer="layout" svg:width="2.576cm" svg:height="0.523cm" svg:x="14.66cm" svg:y="3.986cm">
              <text:p text:style-name="P3">ROLE</text:p>
            </draw:rect>
            <draw:rect draw:style-name="gr4" draw:text-style-name="P3" draw:layer="layout" svg:width="1.307cm" svg:height="0.523cm" svg:x="14.661cm" svg:y="4.487cm">
              <text:p text:style-name="P3">Mp0</text:p>
            </draw:rect>
            <draw:rect draw:style-name="gr4" draw:text-style-name="P3" draw:layer="layout" svg:width="1.268cm" svg:height="0.523cm" svg:x="15.968cm" svg:y="4.487cm">
              <text:p text:style-name="P3">Mp1</text:p>
            </draw:rect>
          </draw:g>
          <draw:rect draw:style-name="gr3" draw:text-style-name="P3" draw:layer="layout" svg:width="2.576cm" svg:height="0.523cm" draw:transform="rotate (1.5707963267946) translate (20.949cm 9.89cm)">
            <text:p text:style-name="P3">DDR4</text:p>
          </draw:rect>
          <draw:rect draw:style-name="gr4" draw:text-style-name="P3" draw:layer="layout" svg:width="1.307cm" svg:height="0.523cm" draw:transform="rotate (1.5707963267946) translate (20.45cm 9.889cm)">
            <text:p text:style-name="P3">Mc0</text:p>
          </draw:rect>
          <draw:rect draw:style-name="gr4" draw:text-style-name="P3" draw:layer="layout" svg:width="1.268cm" svg:height="0.523cm" draw:transform="rotate (1.5707963267946) translate (20.45cm 8.582cm)">
            <text:p text:style-name="P3">Mc1</text:p>
          </draw:rect>
          <draw:rect draw:style-name="gr3" draw:text-style-name="P3" draw:layer="layout" svg:width="1.397cm" svg:height="0.523cm" draw:transform="rotate (1.5707963267946) translate (20.95cm 13.148cm)">
            <text:p text:style-name="P3">PSOC</text:p>
          </draw:rect>
          <draw:g>
            <draw:rect draw:style-name="gr3" draw:text-style-name="P3" draw:layer="layout" svg:width="4.953cm" svg:height="0.523cm" draw:transform="rotate (1.5707963267946) translate (4.237cm 12.678cm)">
              <text:p text:style-name="P3">CLKT</text:p>
            </draw:rect>
            <draw:rect draw:style-name="gr4" draw:text-style-name="P3" draw:layer="layout" svg:width="1.718cm" svg:height="0.523cm" draw:transform="rotate (1.5707963267946) translate (4.778cm 10.9cm)">
              <text:p text:style-name="P3">Mem[0:1]</text:p>
            </draw:rect>
            <draw:rect draw:style-name="gr4" draw:text-style-name="P3" draw:layer="layout" svg:width="1.457cm" svg:height="0.523cm" draw:transform="rotate (1.5707963267946) translate (4.778cm 9.182cm)">
              <text:p text:style-name="P3">10Ge</text:p>
            </draw:rect>
            <draw:rect draw:style-name="gr4" draw:text-style-name="P3" draw:layer="layout" svg:width="1.796cm" svg:height="0.523cm" draw:transform="rotate (1.5707963267946) translate (4.779cm 12.678cm)">
              <text:p text:style-name="P3">Usr[0:1]</text:p>
            </draw:rect>
          </draw:g>
          <draw:frame draw:style-name="gr5" draw:text-style-name="P4" draw:layer="layout" svg:width="2.354cm" svg:height="1.395cm" svg:x="11.096cm" svg:y="4.505cm">
            <draw:text-box>
              <text:p text:style-name="P4">Kale</text:p>
            </draw:text-box>
          </draw:frame>
        </draw:g>
        <draw:g>
          <draw:g>
            <draw:rect draw:style-name="gr6" draw:layer="layout" svg:width="5.118cm" svg:height="3.415cm" svg:x="5.931cm" svg:y="6.754cm">
              <text:p/>
            </draw:rect>
            <draw:frame draw:style-name="gr7" draw:text-style-name="P5" draw:layer="layout" svg:width="1.569cm" svg:height="0.927cm" svg:x="5.931cm" svg:y="6.754cm">
              <draw:text-box>
                <text:p><text:span text:style-name="T1">NTS</text:span></text:p>
              </draw:text-box>
            </draw:frame>
            <draw:g>
              <draw:rect draw:style-name="gr4" draw:text-style-name="P6" draw:layer="layout" svg:width="1.4cm" svg:height="0.462cm" draw:transform="rotate (1.5707963267946) translate (10.587cm 9.249cm)">
                <text:p text:style-name="P1"><text:span text:style-name="T2">MEM</text:span></text:p>
              </draw:rect>
              <draw:rect draw:style-name="gr4" draw:text-style-name="P6" draw:layer="layout" svg:width="0.7cm" svg:height="0.461cm" draw:transform="rotate (1.5707963267946) translate (10.149cm 8.549cm)">
                <text:p text:style-name="P1"><text:span text:style-name="T2">Rx</text:span></text:p>
              </draw:rect>
              <draw:rect draw:style-name="gr4" draw:text-style-name="P6" draw:layer="layout" svg:width="0.7cm" svg:height="0.461cm" draw:transform="rotate (1.5707963267946) translate (10.15cm 9.249cm)">
                <text:p text:style-name="P1"><text:span text:style-name="T2">Tx</text:span></text:p>
              </draw:rect>
            </draw:g>
            <draw:g>
              <draw:rect draw:style-name="gr4" draw:text-style-name="P6" draw:layer="layout" svg:width="1.4cm" svg:height="0.462cm" svg:x="7.771cm" svg:y="6.799cm">
                <text:p text:style-name="P1"><text:span text:style-name="T2">ROLE</text:span></text:p>
              </draw:rect>
              <draw:rect draw:style-name="gr4" draw:text-style-name="P6" draw:layer="layout" svg:width="0.7cm" svg:height="0.461cm" svg:x="8.471cm" svg:y="7.261cm">
                <text:p text:style-name="P1"><text:span text:style-name="T2">Tcp</text:span></text:p>
              </draw:rect>
              <draw:rect draw:style-name="gr4" draw:text-style-name="P6" draw:layer="layout" svg:width="0.7cm" svg:height="0.461cm" svg:x="7.771cm" svg:y="7.262cm">
                <text:p text:style-name="P1"><text:span text:style-name="T2">Udp</text:span></text:p>
              </draw:rect>
            </draw:g>
            <draw:g>
              <draw:rect draw:style-name="gr4" draw:text-style-name="P6" draw:layer="layout" svg:width="1.4cm" svg:height="0.462cm" svg:x="7.771cm" svg:y="9.699cm">
                <text:p text:style-name="P1"><text:span text:style-name="T2">ETH</text:span></text:p>
              </draw:rect>
              <draw:rect draw:style-name="gr4" draw:text-style-name="P6" draw:layer="layout" svg:width="0.7cm" svg:height="0.461cm" svg:x="8.471cm" svg:y="9.261cm">
                <text:p text:style-name="P1"><text:span text:style-name="T2">Tx</text:span></text:p>
              </draw:rect>
              <draw:rect draw:style-name="gr4" draw:text-style-name="P6" draw:layer="layout" svg:width="0.7cm" svg:height="0.461cm" svg:x="7.771cm" svg:y="9.262cm">
                <text:p text:style-name="P1"><text:span text:style-name="T2">Rx</text:span></text:p>
              </draw:rect>
            </draw:g>
          </draw:g>
          <draw:polyline draw:style-name="gr8" draw:layer="layout" svg:width="0cm" svg:height="1.555cm" svg:x="8.079cm" svg:y="7.706cm" svg:viewBox="0 0 0 1556" draw:points="0,0 0,791 0,1109 0,1556">
            <text:p/>
          </draw:polyline>
          <draw:polyline draw:style-name="gr8" draw:layer="layout" svg:width="0cm" svg:height="1.555cm" svg:x="8.714cm" svg:y="7.705cm" svg:viewBox="0 0 0 1556" draw:points="0,0 0,791 0,1109 0,1556">
            <text:p/>
          </draw:polyline>
          <draw:polyline draw:style-name="gr9" draw:layer="layout" svg:width="1.435cm" svg:height="0.38cm" svg:x="8.714cm" svg:y="8.595cm" svg:viewBox="0 0 1436 381" draw:points="0,0 762,0 762,381 1436,381">
            <text:p/>
          </draw:polyline>
          <draw:polyline draw:style-name="gr9" draw:layer="layout" svg:width="2.158cm" svg:height="0.126cm" svg:x="8.079cm" svg:y="8.214cm" svg:viewBox="0 0 2159 127" draw:points="0,127 1397,127 1397,0 2159,0">
            <text:p/>
          </draw:polyline>
        </draw:g>
        <draw:g>
          <draw:rect draw:style-name="gr6" draw:layer="layout" svg:width="5.118cm" svg:height="3.415cm" svg:x="13.375cm" svg:y="6.768cm">
            <text:p/>
          </draw:rect>
          <draw:frame draw:style-name="gr7" draw:text-style-name="P5" draw:layer="layout" svg:width="1.778cm" svg:height="0.927cm" svg:x="13.375cm" svg:y="6.768cm">
            <draw:text-box>
              <text:p><text:span text:style-name="T1">MEM</text:span></text:p>
            </draw:text-box>
          </draw:frame>
          <draw:g>
            <draw:rect draw:style-name="gr4" draw:text-style-name="P6" draw:layer="layout" svg:width="1.4cm" svg:height="0.462cm" draw:transform="rotate (1.5707963267946) translate (13.428cm 9.263cm)">
              <text:p text:style-name="P1"><text:span text:style-name="T2">NTS</text:span></text:p>
            </draw:rect>
            <draw:rect draw:style-name="gr4" draw:text-style-name="P6" draw:layer="layout" svg:width="0.7cm" svg:height="0.461cm" draw:transform="rotate (1.5707963267946) translate (13.89cm 8.563cm)">
              <text:p text:style-name="P1"><text:span text:style-name="T2">Rx</text:span></text:p>
            </draw:rect>
            <draw:rect draw:style-name="gr4" draw:text-style-name="P6" draw:layer="layout" svg:width="0.7cm" svg:height="0.461cm" draw:transform="rotate (1.5707963267946) translate (13.891cm 9.263cm)">
              <text:p text:style-name="P1"><text:span text:style-name="T2">Tx</text:span></text:p>
            </draw:rect>
          </draw:g>
          <draw:g>
            <draw:rect draw:style-name="gr4" draw:text-style-name="P6" draw:layer="layout" svg:width="1.4cm" svg:height="0.462cm" draw:transform="rotate (1.5707963267946) translate (18.031cm 9.263cm)">
              <text:p text:style-name="P1"><text:span text:style-name="T2">DDR4</text:span></text:p>
            </draw:rect>
            <draw:rect draw:style-name="gr4" draw:text-style-name="P6" draw:layer="layout" svg:width="0.7cm" svg:height="0.461cm" draw:transform="rotate (1.5707963267946) translate (17.593cm 8.563cm)">
              <text:p text:style-name="P1"><text:span text:style-name="T2">Mc1</text:span></text:p>
            </draw:rect>
            <draw:rect draw:style-name="gr4" draw:text-style-name="P6" draw:layer="layout" svg:width="0.7cm" svg:height="0.461cm" draw:transform="rotate (1.5707963267946) translate (17.594cm 9.263cm)">
              <text:p text:style-name="P1"><text:span text:style-name="T2">Mc0</text:span></text:p>
            </draw:rect>
          </draw:g>
          <draw:g>
            <draw:rect draw:style-name="gr4" draw:text-style-name="P6" draw:layer="layout" svg:width="1.4cm" svg:height="0.462cm" svg:x="15.215cm" svg:y="6.813cm">
              <text:p text:style-name="P1"><text:span text:style-name="T2">ROLE</text:span></text:p>
            </draw:rect>
            <draw:rect draw:style-name="gr4" draw:text-style-name="P6" draw:layer="layout" svg:width="0.7cm" svg:height="0.461cm" svg:x="15.915cm" svg:y="7.275cm">
              <text:p text:style-name="P1"><text:span text:style-name="T2">Mp1</text:span></text:p>
            </draw:rect>
            <draw:rect draw:style-name="gr4" draw:text-style-name="P6" draw:layer="layout" svg:width="0.7cm" svg:height="0.461cm" svg:x="15.215cm" svg:y="7.276cm">
              <text:p text:style-name="P1"><text:span text:style-name="T2">Mp0</text:span></text:p>
            </draw:rect>
          </draw:g>
          <draw:line draw:style-name="gr10" draw:layer="layout" svg:x1="14.352cm" svg:y1="9.003cm" svg:x2="17.594cm" svg:y2="9.003cm">
            <text:p/>
          </draw:line>
          <draw:polyline draw:style-name="gr10" draw:layer="layout" svg:width="3.242cm" svg:height="0.634cm" svg:x="14.351cm" svg:y="8.214cm" svg:viewBox="0 0 3243 635" draw:points="0,0 586,0 586,635 3243,635">
            <text:p/>
          </draw:polyline>
          <draw:polyline draw:style-name="gr10" draw:layer="layout" svg:width="2.02cm" svg:height="0.73cm" svg:x="15.572cm" svg:y="7.637cm" svg:viewBox="0 0 2021 731" draw:points="0,0 0,731 635,731 2021,731">
            <text:p/>
          </draw:polyline>
          <draw:polyline draw:style-name="gr10" draw:layer="layout" svg:width="1.386cm" svg:height="0.548cm" svg:x="16.207cm" svg:y="7.637cm" svg:viewBox="0 0 1387 549" draw:points="0,0 12,549 636,549 1387,549">
            <text:p/>
          </draw:polyline>
        </draw:g>
        <draw:g>
          <draw:rect draw:style-name="gr3" draw:text-style-name="P3" draw:layer="layout" svg:width="3.2cm" svg:height="0.523cm" svg:x="6.85cm" svg:y="14.886cm">
            <text:p text:style-name="P1"><text:span text:style-name="T3">ECON</text:span></text:p>
          </draw:rect>
          <draw:rect draw:style-name="gr4" draw:text-style-name="P3" draw:layer="layout" svg:width="1.618cm" svg:height="0.523cm" svg:x="6.85cm" svg:y="14.387cm">
            <text:p text:style-name="P1"><text:span text:style-name="T3">Eth-Rx</text:span></text:p>
          </draw:rect>
          <draw:rect draw:style-name="gr4" draw:text-style-name="P3" draw:layer="layout" svg:width="1.582cm" svg:height="0.523cm" svg:x="8.468cm" svg:y="14.387cm">
            <text:p text:style-name="P1"><text:span text:style-name="T3">Eth-Tx</text:span></text:p>
          </draw:rect>
        </draw:g>
        <draw:g>
          <draw:rect draw:style-name="gr6" draw:layer="layout" svg:width="3.721cm" svg:height="1.905cm" svg:x="14.075cm" svg:y="11.489cm">
            <text:p/>
          </draw:rect>
          <draw:frame draw:style-name="gr11" draw:text-style-name="P5" draw:layer="layout" svg:width="1.943cm" svg:height="1.055cm" svg:x="15.072cm" svg:y="11.997cm">
            <draw:text-box>
              <text:p><text:span text:style-name="T1">MMIO</text:span></text:p>
            </draw:text-box>
          </draw:frame>
          <draw:rect draw:style-name="gr4" draw:text-style-name="P6" draw:layer="layout" svg:width="0.7cm" svg:height="0.461cm" draw:transform="rotate (1.5707963267946) translate (14.19cm 12.364cm)">
            <text:p text:style-name="P1"><text:span text:style-name="T2">NTS</text:span></text:p>
          </draw:rect>
          <draw:rect draw:style-name="gr4" draw:text-style-name="P6" draw:layer="layout" svg:width="0.7cm" svg:height="0.461cm" draw:transform="rotate (1.5707963267946) translate (14.191cm 13.264cm)">
            <text:p text:style-name="P1"><text:span text:style-name="T2">ETH</text:span></text:p>
          </draw:rect>
          <draw:g>
            <draw:rect draw:style-name="gr4" draw:text-style-name="P6" draw:layer="layout" svg:width="0.819cm" svg:height="0.462cm" svg:x="15.58cm" svg:y="11.576cm">
              <text:p text:style-name="P1"><text:span text:style-name="T2">MEM</text:span></text:p>
            </draw:rect>
          </draw:g>
          <draw:rect draw:style-name="gr4" draw:text-style-name="P6" draw:layer="layout" svg:width="1.05cm" svg:height="0.461cm" draw:transform="rotate (1.5707963267946) translate (17.208cm 13cm)">
            <text:p text:style-name="P1"><text:span text:style-name="T2">PSOC</text:span></text:p>
          </draw:rect>
        </draw:g>
        <draw:g>
          <draw:g>
            <draw:rect draw:style-name="gr6" draw:layer="layout" svg:width="4.229cm" svg:height="2.526cm" svg:x="5.882cm" svg:y="11.041cm">
              <text:p/>
            </draw:rect>
            <draw:frame draw:style-name="gr7" draw:text-style-name="P5" draw:layer="layout" svg:width="1.778cm" svg:height="0.927cm" svg:x="5.882cm" svg:y="11.789cm">
              <draw:text-box>
                <text:p><text:span text:style-name="T1">ETH</text:span></text:p>
              </draw:text-box>
            </draw:frame>
            <draw:g>
              <draw:rect draw:style-name="gr4" draw:text-style-name="P6" draw:layer="layout" svg:width="1.4cm" svg:height="0.462cm" svg:x="7.722cm" svg:y="11.086cm">
                <text:p text:style-name="P1"><text:span text:style-name="T2">NTS</text:span></text:p>
              </draw:rect>
              <draw:rect draw:style-name="gr4" draw:text-style-name="P6" draw:layer="layout" svg:width="0.7cm" svg:height="0.461cm" svg:x="8.422cm" svg:y="11.548cm">
                <text:p text:style-name="P1"><text:span text:style-name="T2">Tx</text:span></text:p>
              </draw:rect>
              <draw:rect draw:style-name="gr4" draw:text-style-name="P6" draw:layer="layout" svg:width="0.7cm" svg:height="0.461cm" svg:x="7.722cm" svg:y="11.549cm">
                <text:p text:style-name="P1"><text:span text:style-name="T2">Rx</text:span></text:p>
              </draw:rect>
            </draw:g>
            <draw:g>
              <draw:rect draw:style-name="gr4" draw:text-style-name="P6" draw:layer="layout" svg:width="1.8cm" svg:height="0.462cm" svg:x="7.55cm" svg:y="12.986cm">
                <text:p text:style-name="P1"><text:span text:style-name="T2">ECON</text:span></text:p>
              </draw:rect>
              <draw:rect draw:style-name="gr4" draw:text-style-name="P6" draw:layer="layout" svg:width="0.9cm" svg:height="0.461cm" svg:x="8.45cm" svg:y="12.548cm">
                <text:p text:style-name="P1"><text:span text:style-name="T2">Tx</text:span></text:p>
              </draw:rect>
              <draw:rect draw:style-name="gr4" draw:text-style-name="P6" draw:layer="layout" svg:width="0.9cm" svg:height="0.461cm" svg:x="7.55cm" svg:y="12.549cm">
                <text:p text:style-name="P1"><text:span text:style-name="T2">Rx</text:span></text:p>
              </draw:rect>
            </draw:g>
          </draw:g>
          <draw:line draw:style-name="gr12" draw:layer="layout" svg:x1="8.714cm" svg:y1="11.897cm" svg:x2="8.714cm" svg:y2="12.659cm">
            <text:p/>
          </draw:line>
          <draw:line draw:style-name="gr12" draw:layer="layout" svg:x1="8.114cm" svg:y1="11.897cm" svg:x2="8.114cm" svg:y2="12.659cm">
            <text:p/>
          </draw:line>
        </draw:g>
        <draw:polyline draw:style-name="gr8" draw:layer="layout" svg:width="0.38cm" svg:height="1.743cm" svg:x="7.825cm" svg:y="5.01cm" svg:viewBox="0 0 381 1744" draw:points="0,0 0,791 381,791 381,1744">
          <text:p/>
        </draw:polyline>
        <draw:polyline draw:style-name="gr8" draw:layer="layout" svg:width="0.38cm" svg:height="1.743cm" svg:x="8.725cm" svg:y="5.011cm" svg:viewBox="0 0 381 1744" draw:points="381,0 381,791 0,791 0,1744">
          <text:p/>
        </draw:polyline>
        <draw:polyline draw:style-name="gr8" draw:layer="layout" svg:width="0.38cm" svg:height="1.743cm" svg:x="15.326cm" svg:y="5.011cm" svg:viewBox="0 0 381 1744" draw:points="0,0 0,791 381,791 381,1744">
          <text:p/>
        </draw:polyline>
        <draw:polyline draw:style-name="gr8" draw:layer="layout" svg:width="0.38cm" svg:height="1.743cm" svg:x="16.226cm" svg:y="5.012cm" svg:viewBox="0 0 381 1744" draw:points="381,0 381,791 0,791 0,1744">
          <text:p/>
        </draw:polyline>
        <draw:polyline draw:style-name="gr8" draw:layer="layout" svg:width="0cm" svg:height="1.269cm" svg:x="8.079cm" svg:y="9.992cm" svg:viewBox="0 0 0 1270" draw:points="0,0 0,791 0,1109 0,1270">
          <text:p/>
        </draw:polyline>
        <draw:polyline draw:style-name="gr8" draw:layer="layout" svg:width="0cm" svg:height="1.269cm" svg:x="8.879cm" svg:y="9.992cm" svg:viewBox="0 0 0 1270" draw:points="0,0 0,791 0,1109 0,1270">
          <text:p/>
        </draw:polyline>
        <draw:polyline draw:style-name="gr8" draw:layer="layout" svg:width="0cm" svg:height="1.269cm" svg:x="8.079cm" svg:y="13.292cm" svg:viewBox="0 0 0 1270" draw:points="0,0 0,791 0,1109 0,1270">
          <text:p/>
        </draw:polyline>
        <draw:polyline draw:style-name="gr8" draw:layer="layout" svg:width="0cm" svg:height="1.269cm" svg:x="8.879cm" svg:y="13.292cm" svg:viewBox="0 0 0 1270" draw:points="0,0 0,791 0,1109 0,1270">
          <text:p/>
        </draw:polyline>
        <draw:polyline draw:style-name="gr8" draw:layer="layout" svg:width="2.666cm" svg:height="0cm" svg:x="10.873cm" svg:y="8.087cm" svg:viewBox="0 0 2667 0" draw:points="0,0 791,0 1109,0 2667,0">
          <text:p/>
        </draw:polyline>
        <draw:polyline draw:style-name="gr8" draw:layer="layout" svg:width="2.666cm" svg:height="0cm" svg:x="10.874cm" svg:y="8.987cm" svg:viewBox="0 0 2667 0" draw:points="0,0 791,0 1109,0 2667,0">
          <text:p/>
        </draw:polyline>
        <draw:polyline draw:style-name="gr8" draw:layer="layout" svg:width="1.949cm" svg:height="0.38cm" svg:x="18.5cm" svg:y="7.833cm" svg:viewBox="0 0 1950 381" draw:points="0,381 921,381 921,0 1950,0">
          <text:p/>
        </draw:polyline>
        <draw:polyline draw:style-name="gr8" draw:layer="layout" svg:width="2.006cm" svg:height="0.38cm" svg:x="18.493cm" svg:y="8.933cm" svg:viewBox="0 0 2007 381" draw:points="0,0 948,0 948,381 2007,381">
          <text:p/>
        </draw:polyline>
        <draw:polyline draw:style-name="gr13" draw:layer="layout" svg:width="0cm" svg:height="1.392cm" svg:x="15.987cm" svg:y="10.183cm" svg:viewBox="0 0 0 1393" draw:points="0,0 0,791 0,1109 0,1393">
          <text:p/>
        </draw:polyline>
        <draw:polyline draw:style-name="gr13" draw:layer="layout" svg:width="3.225cm" svg:height="2.158cm" svg:x="10.964cm" svg:y="9.865cm" svg:viewBox="0 0 3226 2159" draw:points="0,0 1433,0 1433,2159 3226,2159">
          <text:p/>
        </draw:polyline>
        <draw:polyline draw:style-name="gr13" draw:layer="layout" svg:width="4.114cm" svg:height="0cm" svg:x="9.984cm" svg:y="12.913cm" svg:viewBox="0 0 4115 0" draw:points="0,0 2286,0 2322,0 4115,0">
          <text:p/>
        </draw:polyline>
        <draw:polyline draw:style-name="gr8" draw:layer="layout" svg:width="3.28cm" svg:height="0cm" svg:x="17.669cm" svg:y="12.405cm" svg:viewBox="0 0 3281 0" draw:points="0,0 2139,0 2112,0 3281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333ff" draw:end-color="#83ca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3H19M45S</meta:editing-duration>
    <meta:editing-cycles>138</meta:editing-cycles>
    <meta:generator>OpenOffice/4.1.6$Unix OpenOffice.org_project/416m1$Build-9790</meta:generator>
    <dc:date>2019-12-04T11:11:42</dc:date>
    <dc:creator>Francois Abel</dc:creator>
    <meta:printed-by>Francois Abel</meta:printed-by>
    <meta:print-date>2018-01-29T17:34:31.89</meta:print-date>
    <meta:document-statistic meta:object-count="102"/>
  </office:meta>
</office:document-meta>
</file>